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me: 13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52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8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4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7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1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7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5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94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4308" calcext:value-type="float">
            <text:p>94.4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07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2.3121" calcext:value-type="float">
            <text:p>72.3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3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1249" calcext:value-type="float">
            <text:p>89.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0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8.6317" calcext:value-type="float">
            <text:p>78.6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6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0064" calcext:value-type="float">
            <text:p>92.0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5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0263" calcext:value-type="float">
            <text:p>97.0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1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6.9166" calcext:value-type="float">
            <text:p>96.9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48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0692" calcext:value-type="float">
            <text:p>86.0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60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9601" calcext:value-type="float">
            <text:p>95.9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6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86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8.6754" calcext:value-type="float">
            <text:p>98.6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9421" calcext:value-type="float">
            <text:p>95.9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9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139" calcext:value-type="float">
            <text:p>94.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5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6196" calcext:value-type="float">
            <text:p>96.6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2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8058" calcext:value-type="float">
            <text:p>87.80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8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2936" calcext:value-type="float">
            <text:p>92.2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5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4593" calcext:value-type="float">
            <text:p>96.4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1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51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740741" calcext:value-type="float">
            <text:p>0.7407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1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1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5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3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9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15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2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1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1432" calcext:value-type="float">
            <text:p>99.1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8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4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0.6238" calcext:value-type="float">
            <text:p>70.6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3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0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2389" calcext:value-type="float">
            <text:p>95.2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6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2.2829" calcext:value-type="float">
            <text:p>72.2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2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8633" calcext:value-type="float">
            <text:p>96.8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2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8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4077" calcext:value-type="float">
            <text:p>91.4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4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9141" calcext:value-type="float">
            <text:p>94.9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6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8685" calcext:value-type="float">
            <text:p>88.8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1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1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9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2.7613" calcext:value-type="float">
            <text:p>92.7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0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2.3209" calcext:value-type="float">
            <text:p>82.3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%Memor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8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7065" calcext:value-type="float">
            <text:p>94.7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8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704" calcext:value-type="float">
            <text:p>86.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1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2077" calcext:value-type="float">
            <text:p>90.2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8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0151" calcext:value-type="float">
            <text:p>90.0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1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7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3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11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0749" calcext:value-type="float">
            <text:p>68.0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5859" calcext:value-type="float">
            <text:p>78.5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7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3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5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2988" calcext:value-type="float">
            <text:p>97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8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6395" calcext:value-type="float">
            <text:p>97.6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83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9353" calcext:value-type="float">
            <text:p>95.9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7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0749" calcext:value-type="float">
            <text:p>68.0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7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4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8065" calcext:value-type="float">
            <text:p>97.8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0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226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82.6011" calcext:value-type="float">
            <text:p>82.6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242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5977" calcext:value-type="float">
            <text:p>94.5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3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9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7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7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83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8471" calcext:value-type="float">
            <text:p>96.8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9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3.8096" calcext:value-type="float">
            <text:p>83.8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5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333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2992" calcext:value-type="float">
            <text:p>87.2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9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8669" calcext:value-type="float">
            <text:p>83.8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5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6.034" calcext:value-type="float">
            <text:p>96.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1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4.7548" calcext:value-type="float">
            <text:p>84.7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306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2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8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29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5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3705" calcext:value-type="float">
            <text:p>85.3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1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6325" calcext:value-type="float">
            <text:p>85.6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7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3.9348" calcext:value-type="float">
            <text:p>83.9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3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1159" calcext:value-type="float">
            <text:p>87.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9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0189" calcext:value-type="float">
            <text:p>89.0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To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%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14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0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54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8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6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5034" calcext:value-type="float">
            <text:p>97.5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7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3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DECENTRALISED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ime: 103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12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18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9995" calcext:value-type="float">
            <text:p>77.9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4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9.2428" calcext:value-type="float">
            <text:p>89.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0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3.5146" calcext:value-type="float">
            <text:p>93.5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8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6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6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1.8723" calcext:value-type="float">
            <text:p>81.8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6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1.7938" calcext:value-type="float">
            <text:p>71.79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2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0933" calcext:value-type="float">
            <text:p>85.0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8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83" calcext:value-type="float">
            <text:p>99.65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8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5589" calcext:value-type="float">
            <text:p>85.55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7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8034" calcext:value-type="float">
            <text:p>97.8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1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2927" calcext:value-type="float">
            <text:p>92.2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9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1675" calcext:value-type="float">
            <text:p>94.1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5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2854" calcext:value-type="float">
            <text:p>93.2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1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2292" calcext:value-type="float">
            <text:p>92.2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7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798" calcext:value-type="float">
            <text:p>91.7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3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5589" calcext:value-type="float">
            <text:p>85.55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5079" calcext:value-type="float">
            <text:p>93.5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1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4775" calcext:value-type="float">
            <text:p>98.4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7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4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0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6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1.0634" calcext:value-type="float">
            <text:p>71.0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3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1668" calcext:value-type="float">
            <text:p>96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56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0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6.5077" calcext:value-type="float">
            <text:p>76.5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5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4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0.0886" calcext:value-type="float">
            <text:p>90.0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1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0087" calcext:value-type="float">
            <text:p>98.0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7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8086" calcext:value-type="float">
            <text:p>92.80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3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0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6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1166" calcext:value-type="float">
            <text:p>85.1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2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45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51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9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67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73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76.7622" calcext:value-type="float">
            <text:p>76.76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79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3518" calcext:value-type="float">
            <text:p>91.3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8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6.9819" calcext:value-type="float">
            <text:p>86.9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4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6378" calcext:value-type="float">
            <text:p>84.6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0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1585" calcext:value-type="float">
            <text:p>92.1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6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3341" calcext:value-type="float">
            <text:p>90.3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4476" calcext:value-type="float">
            <text:p>86.44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8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0335" calcext:value-type="float">
            <text:p>83.03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4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2573" calcext:value-type="float">
            <text:p>93.2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6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3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9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458" calcext:value-type="float">
            <text:p>84.4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8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4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2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0712" calcext:value-type="float">
            <text:p>88.07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0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9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27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8444" calcext:value-type="float">
            <text:p>97.8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5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6714" calcext:value-type="float">
            <text:p>96.6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2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358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1446" calcext:value-type="float">
            <text:p>92.1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78788" calcext:value-type="float">
            <text:p>0.87878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18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8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54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60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7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3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8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99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5.5064" calcext:value-type="float">
            <text:p>95.5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0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7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1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41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8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58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9371" calcext:value-type="float">
            <text:p>68.9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5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5184" calcext:value-type="float">
            <text:p>98.5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2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9981" calcext:value-type="float">
            <text:p>80.9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3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7.7699" calcext:value-type="float">
            <text:p>67.7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0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06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4.3638" calcext:value-type="float">
            <text:p>94.3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12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6641" calcext:value-type="float">
            <text:p>87.66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8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26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32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2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50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1774" calcext:value-type="float">
            <text:p>96.17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7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65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3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9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6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0763" calcext:value-type="float">
            <text:p>73.0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8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7833" calcext:value-type="float">
            <text:p>95.7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5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9.5861" calcext:value-type="float">
            <text:p>89.58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2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8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7665" calcext:value-type="float">
            <text:p>87.7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24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644" calcext:value-type="float">
            <text:p>91.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0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7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0.7318" calcext:value-type="float">
            <text:p>80.7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3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6294" calcext:value-type="float">
            <text:p>94.6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764706" calcext:value-type="float">
            <text:p>0.76470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9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5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4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7745" calcext:value-type="float">
            <text:p>96.7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3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69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8017" calcext:value-type="float">
            <text:p>78.8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2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716" calcext:value-type="float">
            <text:p>98.6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2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To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%Memor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261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68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8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8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9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06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2.2008" calcext:value-type="float">
            <text:p>92.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2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2939" calcext:value-type="float">
            <text:p>87.2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8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25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4916" calcext:value-type="float">
            <text:p>92.4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3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2857" calcext:value-type="float">
            <text:p>81.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9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6.9685" calcext:value-type="float">
            <text:p>76.9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5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5468" calcext:value-type="float">
            <text:p>94.5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1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0.6437" calcext:value-type="float">
            <text:p>80.64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To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1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7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3.3823" calcext:value-type="float">
            <text:p>73.38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116" calcext:value-type="float">
            <text:p>99.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1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7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3.5052" calcext:value-type="float">
            <text:p>83.5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5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7412" calcext:value-type="float">
            <text:p>85.7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4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77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69.7055" calcext:value-type="float">
            <text:p>69.7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1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6.3077" calcext:value-type="float">
            <text:p>76.3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2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9867" calcext:value-type="float">
            <text:p>84.9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6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63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9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8.1401" calcext:value-type="float">
            <text:p>88.1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75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0.7318" calcext:value-type="float">
            <text:p>80.7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1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7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1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2.0025" calcext:value-type="float">
            <text:p>92.0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327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3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9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5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6135" calcext:value-type="float">
            <text:p>86.6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94737" calcext:value-type="float">
            <text:p>0.89473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54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5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2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4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6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05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16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2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9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4577" calcext:value-type="float">
            <text:p>94.4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7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44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1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3985" calcext:value-type="float">
            <text:p>96.3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0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3" calcext:value-type="float">
            <text:p>99.4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3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1996" calcext:value-type="float">
            <text:p>84.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9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0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3.3022" calcext:value-type="float">
            <text:p>73.3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6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3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0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6573" calcext:value-type="float">
            <text:p>99.6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6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4.3085" calcext:value-type="float">
            <text:p>84.3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24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1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5.735" calcext:value-type="float">
            <text:p>75.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7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5284" calcext:value-type="float">
            <text:p>88.5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3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4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5336" calcext:value-type="float">
            <text:p>94.5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761905" calcext:value-type="float">
            <text:p>0.761905</text:p>
          </table:table-cell>
          <table:table-cell office:value-type="string" calcext:value-type="string">
            <text:p><text:s/>%Failure</text:p>
          </table:table-cell>
          <table:table-cell office:value-type="float" office:value="0.0588235" calcext:value-type="float">
            <text:p>0.05882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8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5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5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9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0857" calcext:value-type="float">
            <text:p>71.0857</text:p>
          </table:table-cell>
          <table:table-cell office:value-type="string" calcext:value-type="string">
            <text:p><text:s/>FAILURE 6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07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15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3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1.8333" calcext:value-type="float">
            <text:p>91.8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0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754" calcext:value-type="float">
            <text:p>97.6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7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4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0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7.39" calcext:value-type="float">
            <text:p>77.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1625" calcext:value-type="float">
            <text:p>93.1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4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0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7343" calcext:value-type="float">
            <text:p>93.7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0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87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675" calcext:value-type="float">
            <text:p>87.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35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75" calcext:value-type="float">
            <text:p>99.5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8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8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6.4866" calcext:value-type="float">
            <text:p>66.4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5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6.945" calcext:value-type="float">
            <text:p>96.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4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%Memory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%Failure</text:p>
          </table:table-cell>
          <table:table-cell office:value-type="float" office:value="0.0714286" calcext:value-type="float">
            <text:p>0.07142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12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9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5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7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0.8863" calcext:value-type="float">
            <text:p>80.8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43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1317" calcext:value-type="float">
            <text:p>83.1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1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7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8053" calcext:value-type="float">
            <text:p>98.8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63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6633" calcext:value-type="float">
            <text:p>91.66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3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5.5148" calcext:value-type="float">
            <text:p>75.5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9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9119" calcext:value-type="float">
            <text:p>94.9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4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01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4668" calcext:value-type="float">
            <text:p>96.4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1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23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0003" calcext:value-type="float">
            <text:p>97.0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1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1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2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89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7.963" calcext:value-type="float">
            <text:p>97.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96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203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3172" calcext:value-type="float">
            <text:p>98.3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3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39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7205" calcext:value-type="float">
            <text:p>79.7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5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8308" calcext:value-type="float">
            <text:p>96.8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2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8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1606" calcext:value-type="float">
            <text:p>92.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26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3127" calcext:value-type="float">
            <text:p>95.3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4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0.0948" calcext:value-type="float">
            <text:p>80.0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0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2266" calcext:value-type="float">
            <text:p>92.2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6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5475" calcext:value-type="float">
            <text:p>93.5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2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0.8434" calcext:value-type="float">
            <text:p>80.8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3871" calcext:value-type="float">
            <text:p>0.8387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18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5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54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69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8.2405" calcext:value-type="float">
            <text:p>68.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5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1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0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1.8869" calcext:value-type="float">
            <text:p>91.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5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1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0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9.6777" calcext:value-type="float">
            <text:p>69.67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3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9468" calcext:value-type="float">
            <text:p>70.9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5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52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59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65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7467" calcext:value-type="float">
            <text:p>94.7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3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0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1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3.4552" calcext:value-type="float">
            <text:p>73.4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4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3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2516" calcext:value-type="float">
            <text:p>99.2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0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69.9545" calcext:value-type="float">
            <text:p>69.95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6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3786" calcext:value-type="float">
            <text:p>82.3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4623" calcext:value-type="float">
            <text:p>73.4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4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5.1533" calcext:value-type="float">
            <text:p>85.1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1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89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95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307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2516" calcext:value-type="float">
            <text:p>99.2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3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1748" calcext:value-type="float">
            <text:p>86.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25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1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012" calcext:value-type="float">
            <text:p>90.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7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6.5105" calcext:value-type="float">
            <text:p>96.5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3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9836" calcext:value-type="float">
            <text:p>95.9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9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5.6065" calcext:value-type="float">
            <text:p>85.6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5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9635" calcext:value-type="float">
            <text:p>91.9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5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3113" calcext:value-type="float">
            <text:p>97.3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8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5025" calcext:value-type="float">
            <text:p>92.5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44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071" calcext:value-type="float">
            <text:p>77.0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0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5.3155" calcext:value-type="float">
            <text:p>75.3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9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7726" calcext:value-type="float">
            <text:p>95.7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6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13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383" calcext:value-type="float">
            <text:p>98.3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8745" calcext:value-type="float">
            <text:p>95.8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2.6456" calcext:value-type="float">
            <text:p>82.6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4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1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7.234" calcext:value-type="float">
            <text:p>97.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7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1958" calcext:value-type="float">
            <text:p>93.1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7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9.2024" calcext:value-type="float">
            <text:p>7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3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4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08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2902" calcext:value-type="float">
            <text:p>92.2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6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22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8.8313" calcext:value-type="float">
            <text:p>88.8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8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7694" calcext:value-type="float">
            <text:p>90.7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4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0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9936" calcext:value-type="float">
            <text:p>87.99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2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60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688" calcext:value-type="float">
            <text:p>98.66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6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81" calcext:value-type="float">
            <text:p>99.6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6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3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0346" calcext:value-type="float">
            <text:p>97.0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8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8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3401" calcext:value-type="float">
            <text:p>92.3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8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s/>ELLIGIBLE</text:p>
          </table:table-cell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Elligible DiagTot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Fail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3871" calcext:value-type="float">
            <text:p>0.83871</text:p>
          </table:table-cell>
          <table:table-cell office:value-type="string" calcext:value-type="string">
            <text:p><text:s/>%Failure</text:p>
          </table:table-cell>
          <table:table-cell office:value-type="float" office:value="0.315789" calcext:value-type="float">
            <text:p>0.3157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8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9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4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40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48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8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6859" calcext:value-type="float">
            <text:p>78.6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4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0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8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8664" calcext:value-type="float">
            <text:p>83.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4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4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4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8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5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2928" calcext:value-type="float">
            <text:p>96.2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1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73.0885" calcext:value-type="float">
            <text:p>73.0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75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4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1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3.4795" calcext:value-type="float">
            <text:p>83.4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 To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2.2122" calcext:value-type="float">
            <text:p>72.2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43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6859" calcext:value-type="float">
            <text:p>71.68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41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7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2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68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5602" calcext:value-type="float">
            <text:p>94.5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74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8003" calcext:value-type="float">
            <text:p>87.8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0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3.253" calcext:value-type="float">
            <text:p>93.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60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1205" calcext:value-type="float">
            <text:p>72.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9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7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6688" calcext:value-type="float">
            <text:p>95.66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7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3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99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308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84.5667" calcext:value-type="float">
            <text:p>84.5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41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48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3326" calcext:value-type="float">
            <text:p>77.3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8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5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1.2715" calcext:value-type="float">
            <text:p>81.2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3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3.6331" calcext:value-type="float">
            <text:p>83.6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9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0827" calcext:value-type="float">
            <text:p>93.08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45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5091" calcext:value-type="float">
            <text:p>95.5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5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7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6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6.6067" calcext:value-type="float">
            <text:p>86.6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4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0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98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4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1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3769" calcext:value-type="float">
            <text:p>85.3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7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8561" calcext:value-type="float">
            <text:p>96.8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5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3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: 151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59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73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7.1992" calcext:value-type="float">
            <text:p>67.19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0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6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104" calcext:value-type="float">
            <text:p>92.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2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99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6.4276" calcext:value-type="float">
            <text:p>76.4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6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901" calcext:value-type="float">
            <text:p>86.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2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8101" calcext:value-type="float">
            <text:p>98.8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8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69.6723" calcext:value-type="float">
            <text:p>69.6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24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30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2676" calcext:value-type="float">
            <text:p>79.2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6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1892" calcext:value-type="float">
            <text:p>96.1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5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1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2347" calcext:value-type="float">
            <text:p>94.2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4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6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88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6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9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9668" calcext:value-type="float">
            <text:p>94.9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8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24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1961" calcext:value-type="float">
            <text:p>93.1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0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3599" calcext:value-type="float">
            <text:p>88.3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6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59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%Memory</text:p>
          </table:table-cell>
          <table:table-cell office:value-type="float" office:value="0.853659" calcext:value-type="float">
            <text:p>0.853659</text:p>
          </table:table-cell>
          <table:table-cell office:value-type="string" calcext:value-type="string">
            <text:p><text:s/>%Failure</text:p>
          </table:table-cell>
          <table:table-cell office:value-type="float" office:value="0.0277778" calcext:value-type="float">
            <text:p>0.02777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9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5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1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9398" calcext:value-type="float">
            <text:p>92.9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6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45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52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5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6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5.6195" calcext:value-type="float">
            <text:p>75.6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76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47" calcext:value-type="float">
            <text:p>98.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0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4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1.0826" calcext:value-type="float">
            <text:p>71.08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1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8.0873" calcext:value-type="float">
            <text:p>88.0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19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25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3871" calcext:value-type="float">
            <text:p>95.3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5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2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4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61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6952" calcext:value-type="float">
            <text:p>92.6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7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74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8821" calcext:value-type="float">
            <text:p>84.88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4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1668" calcext:value-type="float">
            <text:p>98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92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14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20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3581" calcext:value-type="float">
            <text:p>95.3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5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727273" calcext:value-type="float">
            <text:p>0.72727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6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2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49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56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5.7069" calcext:value-type="float">
            <text:p>85.7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62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0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8286" calcext:value-type="float">
            <text:p>70.8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77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83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699" calcext:value-type="float">
            <text:p>89.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1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7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3469" calcext:value-type="float">
            <text:p>97.3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0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2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1.9366" calcext:value-type="float">
            <text:p>71.93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31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37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87" calcext:value-type="float">
            <text:p>98.0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3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7107" calcext:value-type="float">
            <text:p>70.7107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52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3.666" calcext:value-type="float">
            <text:p>83.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58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4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70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7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85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5148" calcext:value-type="float">
            <text:p>75.5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31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37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46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2424" calcext:value-type="float">
            <text:p>84.2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8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6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714" calcext:value-type="float">
            <text:p>97.6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1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7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1.3291" calcext:value-type="float">
            <text:p>81.3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3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0931" calcext:value-type="float">
            <text:p>94.0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5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07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0.0251" calcext:value-type="float">
            <text:p>80.0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18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327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5388" calcext:value-type="float">
            <text:p>92.5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33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3153" calcext:value-type="float">
            <text:p>99.3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342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9589" calcext:value-type="float">
            <text:p>97.9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348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3.2219" calcext:value-type="float">
            <text:p>93.2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354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3562" calcext:value-type="float">
            <text:p>91.3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82353" calcext:value-type="float">
            <text:p>0.88235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56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6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75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1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89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97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0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109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15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27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34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5111" calcext:value-type="float">
            <text:p>98.5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47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7.6802" calcext:value-type="float">
            <text:p>97.68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5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4448" calcext:value-type="float">
            <text:p>97.4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1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5759" calcext:value-type="float">
            <text:p>96.5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67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173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79.7309" calcext:value-type="float">
            <text:p>79.7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79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3077" calcext:value-type="float">
            <text:p>79.3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18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: 196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03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6717" calcext:value-type="float">
            <text:p>82.6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09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8394" calcext:value-type="float">
            <text:p>84.8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15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3976" calcext:value-type="float">
            <text:p>93.3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2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: 231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1247" calcext:value-type="float">
            <text:p>79.1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46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5.9471" calcext:value-type="float">
            <text:p>95.9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5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9849" calcext:value-type="float">
            <text:p>73.9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6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75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4994" calcext:value-type="float">
            <text:p>97.4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81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ime: 287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: 294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96552" calcext:value-type="float">
            <text:p>0.8965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29" meta:object-count="0"/>
    <meta:generator>LibreOffice/4.2.8.2$Linux_X86_64 LibreOffice_project/420m0$Build-2</meta:generator>
  </office:meta>
</office:document-meta>
</file>